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208249" officeooo:paragraph-rsid="002146dd"/>
    </style:style>
    <style:style style:name="P2" style:family="paragraph" style:parent-style-name="Text_20_body">
      <style:text-properties style:font-name="Times New Roman" fo:font-size="11pt" style:font-size-asian="11pt" style:font-size-complex="11pt"/>
    </style:style>
    <style:style style:name="P3" style:family="paragraph" style:parent-style-name="Text_20_body">
      <style:paragraph-properties fo:text-align="justify" style:justify-single-word="false"/>
      <style:text-properties style:font-name="Times New Roman" fo:font-size="11pt"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paragraph-rsid="00208249" style:font-size-asian="11pt" style:font-size-complex="11pt"/>
    </style:style>
    <style:style style:name="P5" style:family="paragraph" style:parent-style-name="Text_20_body">
      <style:paragraph-properties fo:text-align="justify" style:justify-single-word="false"/>
      <style:text-properties style:font-name="Times New Roman" fo:font-size="11pt" officeooo:rsid="00225aa9" officeooo:paragraph-rsid="00225aa9" style:font-size-asian="11pt" style:font-size-complex="11pt"/>
    </style:style>
    <style:style style:name="P6" style:family="paragraph" style:parent-style-name="Text_20_body">
      <style:text-properties style:font-name="Times New Roman" fo:font-size="11pt" officeooo:rsid="00208249" officeooo:paragraph-rsid="00208249" style:font-size-asian="11pt" style:font-size-complex="11pt"/>
    </style:style>
    <style:style style:name="T1" style:family="text">
      <style:text-properties officeooo:rsid="001b9ca1"/>
    </style:style>
    <style:style style:name="T2" style:family="text">
      <style:text-properties officeooo:rsid="00208249"/>
    </style:style>
    <style:style style:name="T3" style:family="text">
      <style:text-properties fo:font-style="italic" officeooo:rsid="00208249"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Abstract</text:h>
      <text:p text:style-name="P2"/>
      <text:p text:style-name="P3">This work is a part of a larger research project called iKNOdis.net (interactive knowledge discovery in networks). <text:s/>Through graph based data mining on natural images, the goal is to achieve object recognition and classification. <text:s/><text:span text:style-name="T1">It is important to be able to visualize the results of every phase during this process, but also show the functionality of graph algorithms step-by-step. <text:s/>Therefore, strong 3D visualization capabilities are needed.</text:span></text:p>
      <text:p text:style-name="P3">In recent years such capabilities have been available through the use of WebGL and the HTML Canvas element, however this approach has several drawbacks: The canvas itself is isolated from the rest of the browser DOM and therefore elements within it cannot be styled via CSS attributes or subjected to CSS event handling (hover, active, visited, etc.). </text:p>
      <text:p text:style-name="P4">This<text:span text:style-name="T2"> work consists of the research and evaluation of alternatives to canvas based 3dimensional visualization and the implementation of a proof-of-concept. <text:s/>A preselection of </text:span><text:span text:style-name="T3">Famo.us</text:span><text:span text:style-name="T2"> and </text:span><text:span text:style-name="T3">X3DOM</text:span><text:span text:style-name="T2"> frameworks has already been performed, mostly because they promise advantages in regard to other alternatives, and no similar projects have been found documented using these technologies.</text:span></text:p>
      <text:p text:style-name="P5">We hope to be able to showcase and effective implementation of a 3D graph structure and inspire further work on its optimization.</text:p>
      <text:h text:style-name="P1" text:outline-level="1">2<text:tab/>Introduction and Motivation</text:h>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7:52:50.736193640</meta:creation-date>
    <dc:date>2015-05-30T19:02:56.703429045</dc:date>
    <meta:editing-duration>PT22M41S</meta:editing-duration>
    <meta:editing-cycles>8</meta:editing-cycles>
    <meta:generator>LibreOffice/4.4.2.2$Linux_X86_64 LibreOffice_project/40m0$Build-2</meta:generator>
    <meta:document-statistic meta:table-count="0" meta:image-count="0" meta:object-count="0" meta:page-count="1" meta:paragraph-count="6" meta:word-count="204" meta:character-count="1343" meta:non-whitespace-character-count="1140"/>
  </office:meta>
</office:document-meta>
</file>